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objectwithoutfill">
      <style:graphic-properties svg:stroke-width="0.071cm" svg:stroke-color="#333333" draw:marker-start-width="0.306cm" draw:marker-end-width="0.306cm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71cm" svg:stroke-color="#333333" draw:marker-start-width="0.306cm" draw:marker-end-width="0.306cm" draw:fill="none" draw:textarea-horizontal-align="justify" draw:textarea-vertical-align="middle" draw:auto-grow-height="false" fo:min-height="0.938cm" fo:min-width="0.688cm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1cm" svg:stroke-color="#333333" draw:marker-start-width="0.306cm" draw:marker-end-width="0.306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1cm" svg:stroke-color="#1c1c1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TTT_20_Title_20_Text">
      <style:graphic-properties fo:min-height="0.788cm"/>
    </style:style>
    <style:style style:name="gr8" style:family="graphic" style:parent-style-name="TTT_20_Label_20_Text">
      <style:graphic-properties fo:min-height="0.766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0pt" fo:font-weight="bold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layer="layout" svg:width="0.762cm" svg:height="0.762cm" svg:x="3.048cm" svg:y="0.508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5.177cm" svg:y1="1.524cm" svg:x2="5.177cm" svg:y2="8.636cm">
            <text:p/>
          </draw:line>
          <draw:line draw:style-name="gr3" draw:text-style-name="P1" draw:layer="layout" svg:x1="7.523cm" svg:y1="1.524cm" svg:x2="7.523cm" svg:y2="8.636cm">
            <text:p/>
          </draw:line>
          <draw:line draw:style-name="gr3" draw:text-style-name="P1" draw:layer="layout" svg:x1="9.906cm" svg:y1="3.907cm" svg:x2="2.794cm" svg:y2="3.907cm">
            <text:p/>
          </draw:line>
          <draw:line draw:style-name="gr3" draw:text-style-name="P1" draw:layer="layout" svg:x1="9.906cm" svg:y1="6.253cm" svg:x2="2.794cm" svg:y2="6.253cm">
            <text:p/>
          </draw:line>
        </draw:g>
        <draw:custom-shape draw:style-name="gr4" draw:text-style-name="P1" draw:layer="layout" svg:width="1.778cm" svg:height="1.778cm" svg:x="2.984cm" svg:y="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5.461cm" svg:y1="4.191cm" svg:x2="7.239cm" svg:y2="5.969cm">
            <text:p/>
          </draw:line>
          <draw:line draw:style-name="gr5" draw:text-style-name="P1" draw:layer="layout" svg:x1="7.239cm" svg:y1="4.191cm" svg:x2="5.461cm" svg:y2="5.969cm">
            <text:p/>
          </draw:line>
        </draw:g>
        <draw:g>
          <draw:line draw:style-name="gr6" draw:text-style-name="P1" draw:layer="layout" svg:x1="11.576cm" svg:y1="0.328cm" svg:x2="12.338cm" svg:y2="0.328cm">
            <text:p/>
          </draw:line>
          <draw:line draw:style-name="gr6" draw:text-style-name="P1" draw:layer="layout" svg:x1="11.576cm" svg:y1="0.609cm" svg:x2="12.338cm" svg:y2="0.609cm">
            <text:p/>
          </draw:line>
          <draw:line draw:style-name="gr6" draw:text-style-name="P1" draw:layer="layout" svg:x1="11.576cm" svg:y1="0.89cm" svg:x2="12.338cm" svg:y2="0.89cm">
            <text:p/>
          </draw:line>
        </draw:g>
        <draw:frame draw:style-name="gr7" draw:text-style-name="P3" draw:layer="layout" svg:width="4.572cm" svg:height="1.038cm" svg:x="0.254cm" svg:y="0.254cm">
          <draw:text-box>
            <text:p text:style-name="P2"><text:span text:style-name="T1">1</text:span><text:span text:style-name="T1">5</text:span><text:span text:style-name="T1">.</text:span><text:span text:style-name="T1">2</text:span><text:span text:style-name="T1">5</text:span><text:span text:style-name="T1">s</text:span></text:p>
          </draw:text-box>
        </draw:frame>
        <draw:frame draw:style-name="gr8" draw:layer="layout" svg:width="4.572cm" svg:height="1.016cm" svg:x="4.064cm" svg:y="9.017cm">
          <draw:text-box>
            <text:p>X’s Move</text:p>
          </draw:text-box>
        </draw:frame>
        <draw:g>
          <draw:line draw:style-name="gr5" draw:text-style-name="P1" draw:layer="layout" svg:x1="7.747cm" svg:y1="1.859cm" svg:x2="9.525cm" svg:y2="3.637cm">
            <text:p/>
          </draw:line>
          <draw:line draw:style-name="gr5" draw:text-style-name="P1" draw:layer="layout" svg:x1="9.525cm" svg:y1="1.859cm" svg:x2="7.747cm" svg:y2="3.637cm">
            <text:p/>
          </draw:line>
        </draw:g>
        <draw:custom-shape draw:style-name="gr4" draw:text-style-name="P1" draw:layer="layout" svg:width="1.778cm" svg:height="1.778cm" svg:x="2.98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651cm" svg:height="0.645cm" svg:x="0.254cm" svg:y="1.397cm">
          <draw:text-box>
            <text:p><text:span text:style-name="T2">6.25s</text:span></text:p>
          </draw:text-box>
        </draw:frame>
        <draw:frame draw:style-name="gr9" draw:text-style-name="P4" draw:layer="layout" svg:width="1.524cm" svg:height="0.645cm" svg:x="0.254cm" svg:y="1.989cm">
          <draw:text-box>
            <text:p><text:span text:style-name="T2">5.75s</text:span></text:p>
          </draw:text-box>
        </draw:frame>
        <draw:frame draw:style-name="gr9" draw:text-style-name="P4" draw:layer="layout" svg:width="1.651cm" svg:height="0.645cm" svg:x="0.254cm" svg:y="3.172cm">
          <draw:text-box>
            <text:p><text:span text:style-name="T2">-------</text:span></text:p>
          </draw:text-box>
        </draw:frame>
        <draw:frame draw:style-name="gr9" draw:text-style-name="P5" draw:layer="layout" svg:width="1.397cm" svg:height="0.645cm" svg:x="0.254cm" svg:y="2.58cm">
          <draw:text-box>
            <text:p><text:span text:style-name="T3">3.25s</text:span></text:p>
          </draw:text-box>
        </draw:frame>
        <draw:frame draw:style-name="gr9" draw:text-style-name="P4" draw:layer="layout" svg:width="1.651cm" svg:height="0.645cm" svg:x="0.254cm" svg:y="3.763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4.355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4.946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5.538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6.129cm">
          <draw:text-box>
            <text:p><text:span text:style-name="T2">-------</text:span></text:p>
          </draw:text-box>
        </draw:frame>
        <draw:frame draw:style-name="gr9" draw:text-style-name="P4" draw:layer="layout" svg:width="1.651cm" svg:height="0.645cm" svg:x="0.254cm" svg:y="6.721cm">
          <draw:text-box>
            <text:p><text:span text:style-name="T2">-------</text:span></text:p>
          </draw:text-box>
        </draw:frame>
        <draw:line draw:style-name="gr10" draw:text-style-name="P1" draw:layer="layout" svg:x1="0.508cm" svg:y1="1.27cm" svg:x2="2.794cm" svg:y2="1.27cm">
          <text:p/>
        </draw:line>
        <draw:custom-shape draw:style-name="gr11" draw:layer="layout" svg:width="0.762cm" svg:height="0.762cm" svg:x="1.143cm" svg:y="4.191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layer="layout" svg:width="0.762cm" svg:height="0.762cm" svg:x="10.876cm" svg:y="0.997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19:13.497286311</meta:creation-date>
    <meta:editing-duration>PT10M56S</meta:editing-duration>
    <meta:editing-cycles>7</meta:editing-cycles>
    <meta:generator>LibreOffice/6.1.5.2$Linux_X86_64 LibreOffice_project/10$Build-2</meta:generator>
    <dc:title>TTT Screen</dc:title>
    <dc:date>2020-02-29T17:49:35.330630943</dc:date>
    <meta:document-statistic meta:object-count="34"/>
    <meta:template xlink:type="simple" xlink:actuate="onRequest" xlink:title="TTT Screen" xlink:href="../../../../../../Templates/TTT%20Screen.otg" meta:date="2020-02-29T14:19:13.134188595"/>
  </office:meta>
</office:document-meta>
</file>